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font-size="11pt" style:font-size-asian="11pt"/>
    </style:style>
    <style:style style:name="P2" style:parent-style-name="Standard" style:family="paragraph">
      <style:paragraph-properties fo:text-align="justify"/>
      <style:text-properties fo:font-size="11pt" style:font-size-asian="11pt"/>
    </style:style>
    <style:style style:name="P3" style:parent-style-name="Normal" style:family="paragraph">
      <style:paragraph-properties fo:widows="2" fo:orphans="2" style:text-autospace="none" style:vertical-align="auto"/>
      <style:text-properties fo:font-size="11pt" style:font-size-asian="11pt" fo:hyphenate="true"/>
    </style:style>
    <style:style style:name="P4" style:parent-style-name="Normal" style:family="paragraph">
      <style:paragraph-properties fo:widows="2" fo:orphans="2" style:text-autospace="none" style:vertical-align="auto"/>
      <style:text-properties fo:font-size="11pt" style:font-size-asian="11pt" fo:hyphenate="true"/>
    </style:style>
    <style:style style:name="P5" style:parent-style-name="Standard" style:family="paragraph">
      <style:paragraph-properties fo:text-align="justify"/>
      <style:text-properties fo:font-weight="bold" style:font-weight-asian="bold" fo:font-size="11pt" style:font-size-asian="11pt"/>
    </style:style>
    <style:style style:name="P6" style:parent-style-name="Standard" style:family="paragraph">
      <style:paragraph-properties fo:text-align="justify"/>
      <style:text-properties fo:font-size="11pt" style:font-size-asian="11pt"/>
    </style:style>
    <style:style style:name="P7" style:parent-style-name="Standard" style:family="paragraph">
      <style:paragraph-properties fo:text-align="justify"/>
      <style:text-properties fo:font-size="11pt" style:font-size-asian="11pt"/>
    </style:style>
    <style:style style:name="P8" style:parent-style-name="Standard" style:family="paragraph">
      <style:paragraph-properties fo:text-align="justify"/>
      <style:text-properties fo:font-size="11pt" style:font-size-asian="11pt"/>
    </style:style>
    <style:style style:name="P9" style:parent-style-name="Standard" style:family="paragraph">
      <style:paragraph-properties fo:text-align="justify"/>
      <style:text-properties fo:font-size="11pt" style:font-size-asian="11pt"/>
    </style:style>
    <style:style style:name="P10" style:parent-style-name="Standard" style:family="paragraph">
      <style:paragraph-properties fo:text-align="justify"/>
      <style:text-properties fo:font-size="11pt" style:font-size-asian="11pt"/>
    </style:style>
    <style:style style:name="P11" style:parent-style-name="Standard" style:family="paragraph">
      <style:paragraph-properties fo:text-align="justify"/>
      <style:text-properties fo:font-size="11pt" style:font-size-asian="11pt"/>
    </style:style>
    <style:style style:name="P12" style:parent-style-name="Standard" style:family="paragraph">
      <style:paragraph-properties fo:text-align="justify"/>
      <style:text-properties fo:font-size="11pt" style:font-size-asian="11pt"/>
    </style:style>
    <style:style style:name="P13" style:parent-style-name="Standard" style:family="paragraph">
      <style:paragraph-properties fo:text-align="justify"/>
      <style:text-properties fo:font-size="11pt" style:font-size-asian="11pt"/>
    </style:style>
    <style:style style:name="P14" style:parent-style-name="Standard" style:family="paragraph">
      <style:paragraph-properties fo:text-align="justify"/>
    </style:style>
    <style:style style:name="T15" style:parent-style-name="DefaultParagraphFont" style:family="text">
      <style:text-properties fo:font-size="11pt" style:font-size-asian="11pt"/>
    </style:style>
    <style:style style:name="T16" style:parent-style-name="Emphasis" style:family="text">
      <style:text-properties style:font-name="Arial" style:font-name-complex="Arial" fo:color="#000000" fo:font-size="9.5pt" style:font-size-asian="9.5pt" style:font-size-complex="9.5pt" fo:background-color="#FFFFFF"/>
    </style:style>
    <style:style style:name="T17" style:parent-style-name="DefaultParagraphFont" style:family="text">
      <style:text-properties style:font-name="Arial" style:font-name-complex="Arial" fo:color="#000000" fo:font-size="9.5pt" style:font-size-asian="9.5pt" style:font-size-complex="9.5pt" fo:background-color="#FFFFFF"/>
    </style:style>
    <style:style style:name="T18" style:parent-style-name="apple-converted-space" style:family="text">
      <style:text-properties style:font-name="Arial" style:font-name-complex="Arial" fo:color="#000000" fo:font-size="9.5pt" style:font-size-asian="9.5pt" style:font-size-complex="9.5pt" fo:background-color="#FFFFFF"/>
    </style:style>
    <style:style style:name="T19" style:parent-style-name="Emphasis" style:family="text">
      <style:text-properties style:font-name="Arial" style:font-name-complex="Arial" fo:color="#000000" fo:font-size="9.5pt" style:font-size-asian="9.5pt" style:font-size-complex="9.5pt" fo:background-color="#FFFFFF"/>
    </style:style>
    <style:style style:name="T20" style:parent-style-name="apple-converted-space" style:family="text">
      <style:text-properties style:font-name="Arial" style:font-name-complex="Arial" fo:color="#000000" fo:font-size="9.5pt" style:font-size-asian="9.5pt" style:font-size-complex="9.5pt" fo:background-color="#FFFFFF"/>
    </style:style>
    <style:style style:name="T21" style:parent-style-name="Emphasis" style:family="text">
      <style:text-properties style:font-name="Arial" style:font-name-complex="Arial" fo:color="#000000" fo:font-size="9.5pt" style:font-size-asian="9.5pt" style:font-size-complex="9.5pt" fo:background-color="#FFFFFF"/>
    </style:style>
    <style:style style:name="T22" style:parent-style-name="apple-converted-space" style:family="text">
      <style:text-properties style:font-name="Arial" style:font-name-complex="Arial" fo:color="#000000" fo:font-size="9.5pt" style:font-size-asian="9.5pt" style:font-size-complex="9.5pt" fo:background-color="#FFFFFF"/>
    </style:style>
    <style:style style:name="T23" style:parent-style-name="DefaultParagraphFont" style:family="text">
      <style:text-properties fo:font-size="11pt" style:font-size-asian="11pt"/>
    </style:style>
    <style:style style:name="P24" style:parent-style-name="Standard" style:family="paragraph">
      <style:paragraph-properties fo:text-align="justify"/>
      <style:text-properties fo:font-weight="bold" style:font-weight-asian="bold" fo:font-size="11pt" style:font-size-asian="11pt"/>
    </style:style>
  </office:automatic-styles>
  <office:body>
    <office:text text:use-soft-page-breaks="true">
      <text:p text:style-name="P1">Comments to the Authors,</text:p>
      <text:p text:style-name="P2"/>
      <text:p text:style-name="P3">This manuscript conducted a clinical association study to evaluate the prognostic role of alternative splicing of BCL11A in the survival of non-small cell lung cancer (NSCLC). In the present study,<text:s/>immunohistochemistry method (IHC)<text:s/>were conducted to detect the protein expression for 3 alternative splicing of BCL11A in 40 NSCLC patients. And the authors<text:s/>demonstrated that the BCL11A-XL isoform might be a potential prognostic<text:s/>biomarker of SCC and LCC. The study was performed rigorously and the findings are interesting. In general, I'd recommend publication if the authors can address the following concerns.</text:p>
      <text:p text:style-name="P4"/>
      <text:p text:style-name="P5">Major Compulsory Revisions</text:p>
      <text:p text:style-name="P6"/>
      <text:p text:style-name="P7">1, All the reference were non-invisible, please check the manuscript again.<text:s/></text:p>
      <text:p text:style-name="P8">2, In the background section, the authors mentioned that Our previous results also demonstrated that BCL11A expression levels were specifically upregulated in NSCLC tissues, especially in squamous cell carcinoma and large cell carcinoma. Please provide the reference or evidence.<text:s/></text:p>
      <text:p text:style-name="P9">3, Since the sample size in the present study is to limited, The authors should be validate this result in another independent samples or provided the relevance support or evidence from the analysis to TCGA’s LUSC and LUAD dataset.<text:s/></text:p>
      <text:p text:style-name="P10">4, In the section of “2.2 Immunohistochemistry antibodies”, how to demonstrate or show the specificity of the anti-bodies. Is there any figures or designs to show the specificity or accuracy?<text:s/></text:p>
      <text:p text:style-name="P11">5, The authors mentioned that<text:s/>BCL11A-XL<text:s/>expression was an independent prognostic factor for DFS. Please<text:s/>point out<text:s/>all the confounders or covariates in the models so that readers can be clear that<text:s/>BCL11A-XL<text:s/>expression was an independent prognostic factor<text:s/>from which has been excluded. <text:s/></text:p>
      <text:p text:style-name="P12">6, The authors mentioned that all the 40 patients were BCL11A overexpressed, please point out the control or which samples were compared to define these samples were overexpressed.<text:s/></text:p>
      <text:p text:style-name="P13">7, How to demonstrate it is a specific conclusion for<text:s/>early stage squamous cell carcinoma and large cell carcinoma, rather than advanced NSCLC, maybe the authors should give some<text:s/>interpretation<text:s/>in the discussion section. <text:s/></text:p>
      <text:p text:style-name="P14"><text:span text:style-name="T15">8, The main NSCLC gene mutations, such as<text:s/></text:span><text:span text:style-name="T16">EGFR</text:span><text:span text:style-name="T17">,</text:span><text:span text:style-name="T18"> </text:span><text:span text:style-name="T19">KRAS,</text:span><text:span text:style-name="T20"> </text:span><text:span text:style-name="T21">ALK</text:span><text:span text:style-name="T22"> </text:span><text:span text:style-name="T23">should be detected in 40 samples to exclude the survival difference was not caused by these mutation status.<text:s/></text:span></text:p>
      <text:p text:style-name="P2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Times New Roman" style:font-name-asian="Times New Roman" style:font-name-complex="Times New Roman" fo:font-weight="bold" style:font-weight-asian="bold" style:font-weight-complex="bold" fo:font-size="24pt" style:font-size-asian="24pt" style:font-size-complex="24pt"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complex="ar" style:country-complex="SA"/>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Shicheng Guo</meta:initial-creator>
    <dc:creator>Shicheng Guo</dc:creator>
    <meta:creation-date>2015-05-17T08:54:00Z</meta:creation-date>
    <dc:date>2015-05-17T09:33:00Z</dc:date>
    <meta:template xlink:href="Normal" xlink:type="simple"/>
    <meta:editing-cycles>5</meta:editing-cycles>
    <meta:editing-duration>PT2280S</meta:editing-duration>
    <meta:document-statistic meta:page-count="1" meta:paragraph-count="4" meta:word-count="344" meta:character-count="2307" meta:row-count="16" meta:non-whitespace-character-count="1967"/>
  </office:meta>
</office:document-meta>
</file>